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09:52:1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80375" calcext:value-type="float">
            <text:p>380375</text:p>
          </table:table-cell>
          <table:table-cell office:value-type="float" office:value="366822" calcext:value-type="float">
            <text:p>366822</text:p>
          </table:table-cell>
          <table:table-cell office:value-type="float" office:value="13553" calcext:value-type="float">
            <text:p>13553</text:p>
          </table:table-cell>
          <table:table-cell/>
          <table:table-cell office:value-type="float" office:value="167325" calcext:value-type="float">
            <text:p>167325</text:p>
          </table:table-cell>
          <table:table-cell office:value-type="float" office:value="153712" calcext:value-type="float">
            <text:p>153712</text:p>
          </table:table-cell>
          <table:table-cell office:value-type="float" office:value="13613" calcext:value-type="float">
            <text:p>13613</text:p>
          </table:table-cell>
          <table:table-cell/>
          <table:table-cell office:value-type="float" office:value="330624" calcext:value-type="float">
            <text:p>330624</text:p>
          </table:table-cell>
          <table:table-cell office:value-type="float" office:value="306135" calcext:value-type="float">
            <text:p>306135</text:p>
          </table:table-cell>
          <table:table-cell office:value-type="float" office:value="24489" calcext:value-type="float">
            <text:p>24489</text:p>
          </table:table-cell>
          <table:table-cell/>
          <table:table-cell table:formula="of:=[.M2]/([.E2]+[.I2]+[.M2])" office:value-type="percentage" office:value="0.474087697221953" calcext:value-type="percentage">
            <text:p>47.41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367694" calcext:value-type="float">
            <text:p>367694</text:p>
          </table:table-cell>
          <table:table-cell office:value-type="float" office:value="352624" calcext:value-type="float">
            <text:p>352624</text:p>
          </table:table-cell>
          <table:table-cell office:value-type="float" office:value="15070" calcext:value-type="float">
            <text:p>15070</text:p>
          </table:table-cell>
          <table:table-cell/>
          <table:table-cell office:value-type="float" office:value="191664" calcext:value-type="float">
            <text:p>191664</text:p>
          </table:table-cell>
          <table:table-cell office:value-type="float" office:value="176722" calcext:value-type="float">
            <text:p>176722</text:p>
          </table:table-cell>
          <table:table-cell office:value-type="float" office:value="14942" calcext:value-type="float">
            <text:p>14942</text:p>
          </table:table-cell>
          <table:table-cell/>
          <table:table-cell office:value-type="float" office:value="310327" calcext:value-type="float">
            <text:p>310327</text:p>
          </table:table-cell>
          <table:table-cell office:value-type="float" office:value="287186" calcext:value-type="float">
            <text:p>287186</text:p>
          </table:table-cell>
          <table:table-cell office:value-type="float" office:value="23141" calcext:value-type="float">
            <text:p>23141</text:p>
          </table:table-cell>
          <table:table-cell/>
          <table:table-cell table:formula="of:=[.M3]/([.E3]+[.I3]+[.M3])" office:value-type="percentage" office:value="0.435365830715105" calcext:value-type="percentage">
            <text:p>43.54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350290" calcext:value-type="float">
            <text:p>350290</text:p>
          </table:table-cell>
          <table:table-cell office:value-type="float" office:value="335795" calcext:value-type="float">
            <text:p>335795</text:p>
          </table:table-cell>
          <table:table-cell office:value-type="float" office:value="14495" calcext:value-type="float">
            <text:p>14495</text:p>
          </table:table-cell>
          <table:table-cell/>
          <table:table-cell office:value-type="float" office:value="195219" calcext:value-type="float">
            <text:p>195219</text:p>
          </table:table-cell>
          <table:table-cell office:value-type="float" office:value="180329" calcext:value-type="float">
            <text:p>180329</text:p>
          </table:table-cell>
          <table:table-cell office:value-type="float" office:value="14890" calcext:value-type="float">
            <text:p>14890</text:p>
          </table:table-cell>
          <table:table-cell/>
          <table:table-cell office:value-type="float" office:value="315707" calcext:value-type="float">
            <text:p>315707</text:p>
          </table:table-cell>
          <table:table-cell office:value-type="float" office:value="292393" calcext:value-type="float">
            <text:p>292393</text:p>
          </table:table-cell>
          <table:table-cell office:value-type="float" office:value="23314" calcext:value-type="float">
            <text:p>23314</text:p>
          </table:table-cell>
          <table:table-cell/>
          <table:table-cell table:formula="of:=[.M5]/([.E5]+[.I5]+[.M5])" office:value-type="percentage" office:value="0.442399286513976" calcext:value-type="percentage">
            <text:p>44.24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345878" calcext:value-type="float">
            <text:p>345878</text:p>
          </table:table-cell>
          <table:table-cell office:value-type="float" office:value="331751" calcext:value-type="float">
            <text:p>331751</text:p>
          </table:table-cell>
          <table:table-cell office:value-type="float" office:value="14127" calcext:value-type="float">
            <text:p>14127</text:p>
          </table:table-cell>
          <table:table-cell/>
          <table:table-cell office:value-type="float" office:value="191518" calcext:value-type="float">
            <text:p>191518</text:p>
          </table:table-cell>
          <table:table-cell office:value-type="float" office:value="176728" calcext:value-type="float">
            <text:p>176728</text:p>
          </table:table-cell>
          <table:table-cell office:value-type="float" office:value="14790" calcext:value-type="float">
            <text:p>14790</text:p>
          </table:table-cell>
          <table:table-cell/>
          <table:table-cell office:value-type="float" office:value="317898" calcext:value-type="float">
            <text:p>317898</text:p>
          </table:table-cell>
          <table:table-cell office:value-type="float" office:value="294062" calcext:value-type="float">
            <text:p>294062</text:p>
          </table:table-cell>
          <table:table-cell office:value-type="float" office:value="23836" calcext:value-type="float">
            <text:p>23836</text:p>
          </table:table-cell>
          <table:table-cell/>
          <table:table-cell table:formula="of:=[.M6]/([.E6]+[.I6]+[.M6])" office:value-type="percentage" office:value="0.451841601425511" calcext:value-type="percentage">
            <text:p>45.18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57775" calcext:value-type="float">
            <text:p>357775</text:p>
          </table:table-cell>
          <table:table-cell office:value-type="float" office:value="343762" calcext:value-type="float">
            <text:p>343762</text:p>
          </table:table-cell>
          <table:table-cell office:value-type="float" office:value="14013" calcext:value-type="float">
            <text:p>14013</text:p>
          </table:table-cell>
          <table:table-cell/>
          <table:table-cell office:value-type="float" office:value="186877" calcext:value-type="float">
            <text:p>186877</text:p>
          </table:table-cell>
          <table:table-cell office:value-type="float" office:value="172551" calcext:value-type="float">
            <text:p>172551</text:p>
          </table:table-cell>
          <table:table-cell office:value-type="float" office:value="14326" calcext:value-type="float">
            <text:p>14326</text:p>
          </table:table-cell>
          <table:table-cell/>
          <table:table-cell office:value-type="float" office:value="329297" calcext:value-type="float">
            <text:p>329297</text:p>
          </table:table-cell>
          <table:table-cell office:value-type="float" office:value="305321" calcext:value-type="float">
            <text:p>305321</text:p>
          </table:table-cell>
          <table:table-cell office:value-type="float" office:value="23976" calcext:value-type="float">
            <text:p>23976</text:p>
          </table:table-cell>
          <table:table-cell/>
          <table:table-cell table:formula="of:=[.M7]/([.E7]+[.I7]+[.M7])" office:value-type="percentage" office:value="0.458300678581669" calcext:value-type="percentage">
            <text:p>45.83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66273" calcext:value-type="float">
            <text:p>366273</text:p>
          </table:table-cell>
          <table:table-cell office:value-type="float" office:value="352608" calcext:value-type="float">
            <text:p>352608</text:p>
          </table:table-cell>
          <table:table-cell office:value-type="float" office:value="13665" calcext:value-type="float">
            <text:p>13665</text:p>
          </table:table-cell>
          <table:table-cell/>
          <table:table-cell office:value-type="float" office:value="170975" calcext:value-type="float">
            <text:p>170975</text:p>
          </table:table-cell>
          <table:table-cell office:value-type="float" office:value="156470" calcext:value-type="float">
            <text:p>156470</text:p>
          </table:table-cell>
          <table:table-cell office:value-type="float" office:value="14505" calcext:value-type="float">
            <text:p>14505</text:p>
          </table:table-cell>
          <table:table-cell/>
          <table:table-cell office:value-type="float" office:value="329673" calcext:value-type="float">
            <text:p>329673</text:p>
          </table:table-cell>
          <table:table-cell office:value-type="float" office:value="305828" calcext:value-type="float">
            <text:p>305828</text:p>
          </table:table-cell>
          <table:table-cell office:value-type="float" office:value="23845" calcext:value-type="float">
            <text:p>23845</text:p>
          </table:table-cell>
          <table:table-cell/>
          <table:table-cell table:formula="of:=[.M8]/([.E8]+[.I8]+[.M8])" office:value-type="percentage" office:value="0.458425454195905" calcext:value-type="percentage">
            <text:p>45.84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56601" calcext:value-type="float">
            <text:p>356601</text:p>
          </table:table-cell>
          <table:table-cell office:value-type="float" office:value="342971" calcext:value-type="float">
            <text:p>342971</text:p>
          </table:table-cell>
          <table:table-cell office:value-type="float" office:value="13630" calcext:value-type="float">
            <text:p>13630</text:p>
          </table:table-cell>
          <table:table-cell/>
          <table:table-cell office:value-type="float" office:value="192344" calcext:value-type="float">
            <text:p>192344</text:p>
          </table:table-cell>
          <table:table-cell office:value-type="float" office:value="178692" calcext:value-type="float">
            <text:p>178692</text:p>
          </table:table-cell>
          <table:table-cell office:value-type="float" office:value="13652" calcext:value-type="float">
            <text:p>13652</text:p>
          </table:table-cell>
          <table:table-cell/>
          <table:table-cell office:value-type="float" office:value="331743" calcext:value-type="float">
            <text:p>331743</text:p>
          </table:table-cell>
          <table:table-cell office:value-type="float" office:value="306980" calcext:value-type="float">
            <text:p>306980</text:p>
          </table:table-cell>
          <table:table-cell office:value-type="float" office:value="24763" calcext:value-type="float">
            <text:p>24763</text:p>
          </table:table-cell>
          <table:table-cell/>
          <table:table-cell table:formula="of:=[.M9]/([.E9]+[.I9]+[.M9])" office:value-type="percentage" office:value="0.475799788644442" calcext:value-type="percentage">
            <text:p>47.58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88391" calcext:value-type="float">
            <text:p>388391</text:p>
          </table:table-cell>
          <table:table-cell office:value-type="float" office:value="374899" calcext:value-type="float">
            <text:p>374899</text:p>
          </table:table-cell>
          <table:table-cell office:value-type="float" office:value="13492" calcext:value-type="float">
            <text:p>13492</text:p>
          </table:table-cell>
          <table:table-cell/>
          <table:table-cell office:value-type="float" office:value="179386" calcext:value-type="float">
            <text:p>179386</text:p>
          </table:table-cell>
          <table:table-cell office:value-type="float" office:value="165857" calcext:value-type="float">
            <text:p>165857</text:p>
          </table:table-cell>
          <table:table-cell office:value-type="float" office:value="13529" calcext:value-type="float">
            <text:p>13529</text:p>
          </table:table-cell>
          <table:table-cell/>
          <table:table-cell office:value-type="float" office:value="324565" calcext:value-type="float">
            <text:p>324565</text:p>
          </table:table-cell>
          <table:table-cell office:value-type="float" office:value="300262" calcext:value-type="float">
            <text:p>300262</text:p>
          </table:table-cell>
          <table:table-cell office:value-type="float" office:value="24303" calcext:value-type="float">
            <text:p>24303</text:p>
          </table:table-cell>
          <table:table-cell/>
          <table:table-cell table:formula="of:=[.M10]/([.E10]+[.I10]+[.M10])" office:value-type="percentage" office:value="0.473521159691372" calcext:value-type="percentage">
            <text:p>47.35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87244" calcext:value-type="float">
            <text:p>387244</text:p>
          </table:table-cell>
          <table:table-cell office:value-type="float" office:value="373746" calcext:value-type="float">
            <text:p>373746</text:p>
          </table:table-cell>
          <table:table-cell office:value-type="float" office:value="13498" calcext:value-type="float">
            <text:p>13498</text:p>
          </table:table-cell>
          <table:table-cell/>
          <table:table-cell office:value-type="float" office:value="170510" calcext:value-type="float">
            <text:p>170510</text:p>
          </table:table-cell>
          <table:table-cell office:value-type="float" office:value="156913" calcext:value-type="float">
            <text:p>156913</text:p>
          </table:table-cell>
          <table:table-cell office:value-type="float" office:value="13597" calcext:value-type="float">
            <text:p>13597</text:p>
          </table:table-cell>
          <table:table-cell/>
          <table:table-cell office:value-type="float" office:value="323096" calcext:value-type="float">
            <text:p>323096</text:p>
          </table:table-cell>
          <table:table-cell office:value-type="float" office:value="299026" calcext:value-type="float">
            <text:p>299026</text:p>
          </table:table-cell>
          <table:table-cell office:value-type="float" office:value="24070" calcext:value-type="float">
            <text:p>24070</text:p>
          </table:table-cell>
          <table:table-cell/>
          <table:table-cell table:formula="of:=[.M11]/([.E11]+[.I11]+[.M11])" office:value-type="percentage" office:value="0.470438776507378" calcext:value-type="percentage">
            <text:p>47.04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341701" calcext:value-type="float">
            <text:p>341701</text:p>
          </table:table-cell>
          <table:table-cell office:value-type="float" office:value="328394" calcext:value-type="float">
            <text:p>328394</text:p>
          </table:table-cell>
          <table:table-cell office:value-type="float" office:value="13307" calcext:value-type="float">
            <text:p>13307</text:p>
          </table:table-cell>
          <table:table-cell/>
          <table:table-cell office:value-type="float" office:value="165613" calcext:value-type="float">
            <text:p>165613</text:p>
          </table:table-cell>
          <table:table-cell office:value-type="float" office:value="152364" calcext:value-type="float">
            <text:p>152364</text:p>
          </table:table-cell>
          <table:table-cell office:value-type="float" office:value="13249" calcext:value-type="float">
            <text:p>13249</text:p>
          </table:table-cell>
          <table:table-cell/>
          <table:table-cell office:value-type="float" office:value="322987" calcext:value-type="float">
            <text:p>322987</text:p>
          </table:table-cell>
          <table:table-cell office:value-type="float" office:value="298398" calcext:value-type="float">
            <text:p>298398</text:p>
          </table:table-cell>
          <table:table-cell office:value-type="float" office:value="24589" calcext:value-type="float">
            <text:p>24589</text:p>
          </table:table-cell>
          <table:table-cell/>
          <table:table-cell table:formula="of:=[.M12]/([.E12]+[.I12]+[.M12])" office:value-type="percentage" office:value="0.48077035878385" calcext:value-type="percentage">
            <text:p>48.08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61880" calcext:value-type="float">
            <text:p>361880</text:p>
          </table:table-cell>
          <table:table-cell office:value-type="float" office:value="349161" calcext:value-type="float">
            <text:p>349161</text:p>
          </table:table-cell>
          <table:table-cell office:value-type="float" office:value="12719" calcext:value-type="float">
            <text:p>12719</text:p>
          </table:table-cell>
          <table:table-cell/>
          <table:table-cell office:value-type="float" office:value="171628" calcext:value-type="float">
            <text:p>171628</text:p>
          </table:table-cell>
          <table:table-cell office:value-type="float" office:value="158661" calcext:value-type="float">
            <text:p>158661</text:p>
          </table:table-cell>
          <table:table-cell office:value-type="float" office:value="12967" calcext:value-type="float">
            <text:p>12967</text:p>
          </table:table-cell>
          <table:table-cell/>
          <table:table-cell office:value-type="float" office:value="331890" calcext:value-type="float">
            <text:p>331890</text:p>
          </table:table-cell>
          <table:table-cell office:value-type="float" office:value="306708" calcext:value-type="float">
            <text:p>306708</text:p>
          </table:table-cell>
          <table:table-cell office:value-type="float" office:value="25182" calcext:value-type="float">
            <text:p>25182</text:p>
          </table:table-cell>
          <table:table-cell/>
          <table:table-cell table:formula="of:=[.M13]/([.E13]+[.I13]+[.M13])" office:value-type="percentage" office:value="0.495046001415428" calcext:value-type="percentage">
            <text:p>49.50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55478" calcext:value-type="float">
            <text:p>355478</text:p>
          </table:table-cell>
          <table:table-cell office:value-type="float" office:value="341940" calcext:value-type="float">
            <text:p>341940</text:p>
          </table:table-cell>
          <table:table-cell office:value-type="float" office:value="13538" calcext:value-type="float">
            <text:p>13538</text:p>
          </table:table-cell>
          <table:table-cell/>
          <table:table-cell office:value-type="float" office:value="189729" calcext:value-type="float">
            <text:p>189729</text:p>
          </table:table-cell>
          <table:table-cell office:value-type="float" office:value="176227" calcext:value-type="float">
            <text:p>176227</text:p>
          </table:table-cell>
          <table:table-cell office:value-type="float" office:value="13502" calcext:value-type="float">
            <text:p>13502</text:p>
          </table:table-cell>
          <table:table-cell/>
          <table:table-cell office:value-type="float" office:value="330886" calcext:value-type="float">
            <text:p>330886</text:p>
          </table:table-cell>
          <table:table-cell office:value-type="float" office:value="306563" calcext:value-type="float">
            <text:p>306563</text:p>
          </table:table-cell>
          <table:table-cell office:value-type="float" office:value="24323" calcext:value-type="float">
            <text:p>24323</text:p>
          </table:table-cell>
          <table:table-cell/>
          <table:table-cell table:formula="of:=[.M14]/([.E14]+[.I14]+[.M14])" office:value-type="percentage" office:value="0.4735509997469" calcext:value-type="percentage">
            <text:p>47.36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60383" calcext:value-type="float">
            <text:p>360383</text:p>
          </table:table-cell>
          <table:table-cell office:value-type="float" office:value="346397" calcext:value-type="float">
            <text:p>346397</text:p>
          </table:table-cell>
          <table:table-cell office:value-type="float" office:value="13986" calcext:value-type="float">
            <text:p>13986</text:p>
          </table:table-cell>
          <table:table-cell/>
          <table:table-cell office:value-type="float" office:value="179658" calcext:value-type="float">
            <text:p>179658</text:p>
          </table:table-cell>
          <table:table-cell office:value-type="float" office:value="165289" calcext:value-type="float">
            <text:p>165289</text:p>
          </table:table-cell>
          <table:table-cell office:value-type="float" office:value="14369" calcext:value-type="float">
            <text:p>14369</text:p>
          </table:table-cell>
          <table:table-cell/>
          <table:table-cell office:value-type="float" office:value="331540" calcext:value-type="float">
            <text:p>331540</text:p>
          </table:table-cell>
          <table:table-cell office:value-type="float" office:value="307534" calcext:value-type="float">
            <text:p>307534</text:p>
          </table:table-cell>
          <table:table-cell office:value-type="float" office:value="24006" calcext:value-type="float">
            <text:p>24006</text:p>
          </table:table-cell>
          <table:table-cell/>
          <table:table-cell table:formula="of:=[.M15]/([.E15]+[.I15]+[.M15])" office:value-type="percentage" office:value="0.458470999407956" calcext:value-type="percentage">
            <text:p>45.85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40889" calcext:value-type="float">
            <text:p>340889</text:p>
          </table:table-cell>
          <table:table-cell office:value-type="float" office:value="326624" calcext:value-type="float">
            <text:p>326624</text:p>
          </table:table-cell>
          <table:table-cell office:value-type="float" office:value="14265" calcext:value-type="float">
            <text:p>14265</text:p>
          </table:table-cell>
          <table:table-cell/>
          <table:table-cell office:value-type="float" office:value="192798" calcext:value-type="float">
            <text:p>192798</text:p>
          </table:table-cell>
          <table:table-cell office:value-type="float" office:value="177897" calcext:value-type="float">
            <text:p>177897</text:p>
          </table:table-cell>
          <table:table-cell office:value-type="float" office:value="14901" calcext:value-type="float">
            <text:p>14901</text:p>
          </table:table-cell>
          <table:table-cell/>
          <table:table-cell office:value-type="float" office:value="320581" calcext:value-type="float">
            <text:p>320581</text:p>
          </table:table-cell>
          <table:table-cell office:value-type="float" office:value="296844" calcext:value-type="float">
            <text:p>296844</text:p>
          </table:table-cell>
          <table:table-cell office:value-type="float" office:value="23737" calcext:value-type="float">
            <text:p>23737</text:p>
          </table:table-cell>
          <table:table-cell/>
          <table:table-cell table:formula="of:=[.M16]/([.E16]+[.I16]+[.M16])" office:value-type="percentage" office:value="0.448689110258397" calcext:value-type="percentage">
            <text:p>44.87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341529" calcext:value-type="float">
            <text:p>341529</text:p>
          </table:table-cell>
          <table:table-cell office:value-type="float" office:value="327258" calcext:value-type="float">
            <text:p>327258</text:p>
          </table:table-cell>
          <table:table-cell office:value-type="float" office:value="14271" calcext:value-type="float">
            <text:p>14271</text:p>
          </table:table-cell>
          <table:table-cell/>
          <table:table-cell office:value-type="float" office:value="183877" calcext:value-type="float">
            <text:p>183877</text:p>
          </table:table-cell>
          <table:table-cell office:value-type="float" office:value="169193" calcext:value-type="float">
            <text:p>169193</text:p>
          </table:table-cell>
          <table:table-cell office:value-type="float" office:value="14684" calcext:value-type="float">
            <text:p>14684</text:p>
          </table:table-cell>
          <table:table-cell/>
          <table:table-cell office:value-type="float" office:value="319067" calcext:value-type="float">
            <text:p>319067</text:p>
          </table:table-cell>
          <table:table-cell office:value-type="float" office:value="295481" calcext:value-type="float">
            <text:p>295481</text:p>
          </table:table-cell>
          <table:table-cell office:value-type="float" office:value="23586" calcext:value-type="float">
            <text:p>23586</text:p>
          </table:table-cell>
          <table:table-cell/>
          <table:table-cell table:formula="of:=[.M17]/([.E17]+[.I17]+[.M17])" office:value-type="percentage" office:value="0.448906568203879" calcext:value-type="percentage">
            <text:p>44.89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342206" calcext:value-type="float">
            <text:p>342206</text:p>
          </table:table-cell>
          <table:table-cell office:value-type="float" office:value="328171" calcext:value-type="float">
            <text:p>328171</text:p>
          </table:table-cell>
          <table:table-cell office:value-type="float" office:value="14035" calcext:value-type="float">
            <text:p>14035</text:p>
          </table:table-cell>
          <table:table-cell/>
          <table:table-cell office:value-type="float" office:value="186980" calcext:value-type="float">
            <text:p>186980</text:p>
          </table:table-cell>
          <table:table-cell office:value-type="float" office:value="172399" calcext:value-type="float">
            <text:p>172399</text:p>
          </table:table-cell>
          <table:table-cell office:value-type="float" office:value="14581" calcext:value-type="float">
            <text:p>14581</text:p>
          </table:table-cell>
          <table:table-cell/>
          <table:table-cell office:value-type="float" office:value="320421" calcext:value-type="float">
            <text:p>320421</text:p>
          </table:table-cell>
          <table:table-cell office:value-type="float" office:value="296479" calcext:value-type="float">
            <text:p>296479</text:p>
          </table:table-cell>
          <table:table-cell office:value-type="float" office:value="23942" calcext:value-type="float">
            <text:p>23942</text:p>
          </table:table-cell>
          <table:table-cell/>
          <table:table-cell table:formula="of:=[.M18]/([.E18]+[.I18]+[.M18])" office:value-type="percentage" office:value="0.455534837703109" calcext:value-type="percentage">
            <text:p>45.55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42031" calcext:value-type="float">
            <text:p>342031</text:p>
          </table:table-cell>
          <table:table-cell office:value-type="float" office:value="327956" calcext:value-type="float">
            <text:p>327956</text:p>
          </table:table-cell>
          <table:table-cell office:value-type="float" office:value="14075" calcext:value-type="float">
            <text:p>14075</text:p>
          </table:table-cell>
          <table:table-cell/>
          <table:table-cell office:value-type="float" office:value="184888" calcext:value-type="float">
            <text:p>184888</text:p>
          </table:table-cell>
          <table:table-cell office:value-type="float" office:value="170778" calcext:value-type="float">
            <text:p>170778</text:p>
          </table:table-cell>
          <table:table-cell office:value-type="float" office:value="14110" calcext:value-type="float">
            <text:p>14110</text:p>
          </table:table-cell>
          <table:table-cell/>
          <table:table-cell office:value-type="float" office:value="318934" calcext:value-type="float">
            <text:p>318934</text:p>
          </table:table-cell>
          <table:table-cell office:value-type="float" office:value="295018" calcext:value-type="float">
            <text:p>295018</text:p>
          </table:table-cell>
          <table:table-cell office:value-type="float" office:value="23916" calcext:value-type="float">
            <text:p>23916</text:p>
          </table:table-cell>
          <table:table-cell/>
          <table:table-cell table:formula="of:=[.M19]/([.E19]+[.I19]+[.M19])" office:value-type="percentage" office:value="0.459031496516382" calcext:value-type="percentage">
            <text:p>45.90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362277" calcext:value-type="float">
            <text:p>362277</text:p>
          </table:table-cell>
          <table:table-cell office:value-type="float" office:value="348301" calcext:value-type="float">
            <text:p>348301</text:p>
          </table:table-cell>
          <table:table-cell office:value-type="float" office:value="13976" calcext:value-type="float">
            <text:p>13976</text:p>
          </table:table-cell>
          <table:table-cell/>
          <table:table-cell office:value-type="float" office:value="171583" calcext:value-type="float">
            <text:p>171583</text:p>
          </table:table-cell>
          <table:table-cell office:value-type="float" office:value="157694" calcext:value-type="float">
            <text:p>157694</text:p>
          </table:table-cell>
          <table:table-cell office:value-type="float" office:value="13889" calcext:value-type="float">
            <text:p>13889</text:p>
          </table:table-cell>
          <table:table-cell/>
          <table:table-cell office:value-type="float" office:value="316638" calcext:value-type="float">
            <text:p>316638</text:p>
          </table:table-cell>
          <table:table-cell office:value-type="float" office:value="292710" calcext:value-type="float">
            <text:p>292710</text:p>
          </table:table-cell>
          <table:table-cell office:value-type="float" office:value="23928" calcext:value-type="float">
            <text:p>23928</text:p>
          </table:table-cell>
          <table:table-cell/>
          <table:table-cell table:formula="of:=[.M20]/([.E20]+[.I20]+[.M20])" office:value-type="percentage" office:value="0.461992933407989" calcext:value-type="percentage">
            <text:p>46.20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351883" calcext:value-type="float">
            <text:p>351883</text:p>
          </table:table-cell>
          <table:table-cell office:value-type="float" office:value="338237" calcext:value-type="float">
            <text:p>338237</text:p>
          </table:table-cell>
          <table:table-cell office:value-type="float" office:value="13646" calcext:value-type="float">
            <text:p>13646</text:p>
          </table:table-cell>
          <table:table-cell/>
          <table:table-cell office:value-type="float" office:value="171816" calcext:value-type="float">
            <text:p>171816</text:p>
          </table:table-cell>
          <table:table-cell office:value-type="float" office:value="157812" calcext:value-type="float">
            <text:p>157812</text:p>
          </table:table-cell>
          <table:table-cell office:value-type="float" office:value="14004" calcext:value-type="float">
            <text:p>14004</text:p>
          </table:table-cell>
          <table:table-cell/>
          <table:table-cell office:value-type="float" office:value="317658" calcext:value-type="float">
            <text:p>317658</text:p>
          </table:table-cell>
          <table:table-cell office:value-type="float" office:value="294076" calcext:value-type="float">
            <text:p>294076</text:p>
          </table:table-cell>
          <table:table-cell office:value-type="float" office:value="23582" calcext:value-type="float">
            <text:p>23582</text:p>
          </table:table-cell>
          <table:table-cell/>
          <table:table-cell table:formula="of:=[.M21]/([.E21]+[.I21]+[.M21])" office:value-type="percentage" office:value="0.460298251093067" calcext:value-type="percentage">
            <text:p>46.03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345960" calcext:value-type="float">
            <text:p>345960</text:p>
          </table:table-cell>
          <table:table-cell office:value-type="float" office:value="332622" calcext:value-type="float">
            <text:p>332622</text:p>
          </table:table-cell>
          <table:table-cell office:value-type="float" office:value="13338" calcext:value-type="float">
            <text:p>13338</text:p>
          </table:table-cell>
          <table:table-cell/>
          <table:table-cell office:value-type="float" office:value="176667" calcext:value-type="float">
            <text:p>176667</text:p>
          </table:table-cell>
          <table:table-cell office:value-type="float" office:value="163004" calcext:value-type="float">
            <text:p>163004</text:p>
          </table:table-cell>
          <table:table-cell office:value-type="float" office:value="13663" calcext:value-type="float">
            <text:p>13663</text:p>
          </table:table-cell>
          <table:table-cell/>
          <table:table-cell office:value-type="float" office:value="319557" calcext:value-type="float">
            <text:p>319557</text:p>
          </table:table-cell>
          <table:table-cell office:value-type="float" office:value="295325" calcext:value-type="float">
            <text:p>295325</text:p>
          </table:table-cell>
          <table:table-cell office:value-type="float" office:value="24232" calcext:value-type="float">
            <text:p>24232</text:p>
          </table:table-cell>
          <table:table-cell/>
          <table:table-cell table:formula="of:=[.M22]/([.E22]+[.I22]+[.M22])" office:value-type="percentage" office:value="0.472976401928445" calcext:value-type="percentage">
            <text:p>47.30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38153" calcext:value-type="float">
            <text:p>338153</text:p>
          </table:table-cell>
          <table:table-cell office:value-type="float" office:value="324487" calcext:value-type="float">
            <text:p>324487</text:p>
          </table:table-cell>
          <table:table-cell office:value-type="float" office:value="13666" calcext:value-type="float">
            <text:p>13666</text:p>
          </table:table-cell>
          <table:table-cell/>
          <table:table-cell office:value-type="float" office:value="184541" calcext:value-type="float">
            <text:p>184541</text:p>
          </table:table-cell>
          <table:table-cell office:value-type="float" office:value="170643" calcext:value-type="float">
            <text:p>170643</text:p>
          </table:table-cell>
          <table:table-cell office:value-type="float" office:value="13898" calcext:value-type="float">
            <text:p>13898</text:p>
          </table:table-cell>
          <table:table-cell/>
          <table:table-cell office:value-type="float" office:value="320647" calcext:value-type="float">
            <text:p>320647</text:p>
          </table:table-cell>
          <table:table-cell office:value-type="float" office:value="296249" calcext:value-type="float">
            <text:p>296249</text:p>
          </table:table-cell>
          <table:table-cell office:value-type="float" office:value="24398" calcext:value-type="float">
            <text:p>24398</text:p>
          </table:table-cell>
          <table:table-cell/>
          <table:table-cell table:formula="of:=[.M23]/([.E23]+[.I23]+[.M23])" office:value-type="percentage" office:value="0.469535429737116" calcext:value-type="percentage">
            <text:p>46.95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360732" calcext:value-type="float">
            <text:p>360732</text:p>
          </table:table-cell>
          <table:table-cell office:value-type="float" office:value="346778" calcext:value-type="float">
            <text:p>346778</text:p>
          </table:table-cell>
          <table:table-cell office:value-type="float" office:value="13954" calcext:value-type="float">
            <text:p>13954</text:p>
          </table:table-cell>
          <table:table-cell/>
          <table:table-cell office:value-type="float" office:value="174787" calcext:value-type="float">
            <text:p>174787</text:p>
          </table:table-cell>
          <table:table-cell office:value-type="float" office:value="161094" calcext:value-type="float">
            <text:p>161094</text:p>
          </table:table-cell>
          <table:table-cell office:value-type="float" office:value="13693" calcext:value-type="float">
            <text:p>13693</text:p>
          </table:table-cell>
          <table:table-cell/>
          <table:table-cell office:value-type="float" office:value="316318" calcext:value-type="float">
            <text:p>316318</text:p>
          </table:table-cell>
          <table:table-cell office:value-type="float" office:value="292303" calcext:value-type="float">
            <text:p>292303</text:p>
          </table:table-cell>
          <table:table-cell office:value-type="float" office:value="24015" calcext:value-type="float">
            <text:p>24015</text:p>
          </table:table-cell>
          <table:table-cell/>
          <table:table-cell table:formula="of:=[.M24]/([.E24]+[.I24]+[.M24])" office:value-type="percentage" office:value="0.464848437923425" calcext:value-type="percentage">
            <text:p>46.48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352126" calcext:value-type="float">
            <text:p>352126</text:p>
          </table:table-cell>
          <table:table-cell office:value-type="float" office:value="337816" calcext:value-type="float">
            <text:p>337816</text:p>
          </table:table-cell>
          <table:table-cell office:value-type="float" office:value="14310" calcext:value-type="float">
            <text:p>14310</text:p>
          </table:table-cell>
          <table:table-cell/>
          <table:table-cell office:value-type="float" office:value="184904" calcext:value-type="float">
            <text:p>184904</text:p>
          </table:table-cell>
          <table:table-cell office:value-type="float" office:value="170485" calcext:value-type="float">
            <text:p>170485</text:p>
          </table:table-cell>
          <table:table-cell office:value-type="float" office:value="14419" calcext:value-type="float">
            <text:p>14419</text:p>
          </table:table-cell>
          <table:table-cell/>
          <table:table-cell office:value-type="float" office:value="317845" calcext:value-type="float">
            <text:p>317845</text:p>
          </table:table-cell>
          <table:table-cell office:value-type="float" office:value="293902" calcext:value-type="float">
            <text:p>293902</text:p>
          </table:table-cell>
          <table:table-cell office:value-type="float" office:value="23943" calcext:value-type="float">
            <text:p>23943</text:p>
          </table:table-cell>
          <table:table-cell/>
          <table:table-cell table:formula="of:=[.M26]/([.E26]+[.I26]+[.M26])" office:value-type="percentage" office:value="0.454567891859052" calcext:value-type="percentage">
            <text:p>45.46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68173" calcext:value-type="float">
            <text:p>368173</text:p>
          </table:table-cell>
          <table:table-cell office:value-type="float" office:value="354382" calcext:value-type="float">
            <text:p>354382</text:p>
          </table:table-cell>
          <table:table-cell office:value-type="float" office:value="13791" calcext:value-type="float">
            <text:p>13791</text:p>
          </table:table-cell>
          <table:table-cell/>
          <table:table-cell office:value-type="float" office:value="195465" calcext:value-type="float">
            <text:p>195465</text:p>
          </table:table-cell>
          <table:table-cell office:value-type="float" office:value="181448" calcext:value-type="float">
            <text:p>181448</text:p>
          </table:table-cell>
          <table:table-cell office:value-type="float" office:value="14017" calcext:value-type="float">
            <text:p>14017</text:p>
          </table:table-cell>
          <table:table-cell/>
          <table:table-cell office:value-type="float" office:value="326532" calcext:value-type="float">
            <text:p>326532</text:p>
          </table:table-cell>
          <table:table-cell office:value-type="float" office:value="302510" calcext:value-type="float">
            <text:p>302510</text:p>
          </table:table-cell>
          <table:table-cell office:value-type="float" office:value="24022" calcext:value-type="float">
            <text:p>24022</text:p>
          </table:table-cell>
          <table:table-cell/>
          <table:table-cell table:formula="of:=[.M27]/([.E27]+[.I27]+[.M27])" office:value-type="percentage" office:value="0.463476750916458" calcext:value-type="percentage">
            <text:p>46.35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89506" calcext:value-type="float">
            <text:p>389506</text:p>
          </table:table-cell>
          <table:table-cell office:value-type="float" office:value="375863" calcext:value-type="float">
            <text:p>375863</text:p>
          </table:table-cell>
          <table:table-cell office:value-type="float" office:value="13643" calcext:value-type="float">
            <text:p>13643</text:p>
          </table:table-cell>
          <table:table-cell/>
          <table:table-cell office:value-type="float" office:value="176484" calcext:value-type="float">
            <text:p>176484</text:p>
          </table:table-cell>
          <table:table-cell office:value-type="float" office:value="162616" calcext:value-type="float">
            <text:p>162616</text:p>
          </table:table-cell>
          <table:table-cell office:value-type="float" office:value="13868" calcext:value-type="float">
            <text:p>13868</text:p>
          </table:table-cell>
          <table:table-cell/>
          <table:table-cell office:value-type="float" office:value="323083" calcext:value-type="float">
            <text:p>323083</text:p>
          </table:table-cell>
          <table:table-cell office:value-type="float" office:value="299165" calcext:value-type="float">
            <text:p>299165</text:p>
          </table:table-cell>
          <table:table-cell office:value-type="float" office:value="23918" calcext:value-type="float">
            <text:p>23918</text:p>
          </table:table-cell>
          <table:table-cell/>
          <table:table-cell table:formula="of:=[.M28]/([.E28]+[.I28]+[.M28])" office:value-type="percentage" office:value="0.465068346652667" calcext:value-type="percentage">
            <text:p>46.51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71838" calcext:value-type="float">
            <text:p>371838</text:p>
          </table:table-cell>
          <table:table-cell office:value-type="float" office:value="357853" calcext:value-type="float">
            <text:p>357853</text:p>
          </table:table-cell>
          <table:table-cell office:value-type="float" office:value="13985" calcext:value-type="float">
            <text:p>13985</text:p>
          </table:table-cell>
          <table:table-cell/>
          <table:table-cell office:value-type="float" office:value="192782" calcext:value-type="float">
            <text:p>192782</text:p>
          </table:table-cell>
          <table:table-cell office:value-type="float" office:value="178207" calcext:value-type="float">
            <text:p>178207</text:p>
          </table:table-cell>
          <table:table-cell office:value-type="float" office:value="14575" calcext:value-type="float">
            <text:p>14575</text:p>
          </table:table-cell>
          <table:table-cell/>
          <table:table-cell office:value-type="float" office:value="325381" calcext:value-type="float">
            <text:p>325381</text:p>
          </table:table-cell>
          <table:table-cell office:value-type="float" office:value="301626" calcext:value-type="float">
            <text:p>301626</text:p>
          </table:table-cell>
          <table:table-cell office:value-type="float" office:value="23755" calcext:value-type="float">
            <text:p>23755</text:p>
          </table:table-cell>
          <table:table-cell/>
          <table:table-cell table:formula="of:=[.M29]/([.E29]+[.I29]+[.M29])" office:value-type="percentage" office:value="0.454076268756571" calcext:value-type="percentage">
            <text:p>45.41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74072" calcext:value-type="float">
            <text:p>374072</text:p>
          </table:table-cell>
          <table:table-cell office:value-type="float" office:value="360085" calcext:value-type="float">
            <text:p>360085</text:p>
          </table:table-cell>
          <table:table-cell office:value-type="float" office:value="13987" calcext:value-type="float">
            <text:p>13987</text:p>
          </table:table-cell>
          <table:table-cell/>
          <table:table-cell office:value-type="float" office:value="192310" calcext:value-type="float">
            <text:p>192310</text:p>
          </table:table-cell>
          <table:table-cell office:value-type="float" office:value="178079" calcext:value-type="float">
            <text:p>178079</text:p>
          </table:table-cell>
          <table:table-cell office:value-type="float" office:value="14231" calcext:value-type="float">
            <text:p>14231</text:p>
          </table:table-cell>
          <table:table-cell/>
          <table:table-cell office:value-type="float" office:value="328036" calcext:value-type="float">
            <text:p>328036</text:p>
          </table:table-cell>
          <table:table-cell office:value-type="float" office:value="303710" calcext:value-type="float">
            <text:p>303710</text:p>
          </table:table-cell>
          <table:table-cell office:value-type="float" office:value="24326" calcext:value-type="float">
            <text:p>24326</text:p>
          </table:table-cell>
          <table:table-cell/>
          <table:table-cell table:formula="of:=[.M30]/([.E30]+[.I30]+[.M30])" office:value-type="percentage" office:value="0.4629643727162" calcext:value-type="percentage">
            <text:p>46.3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353736" calcext:value-type="float">
            <text:p>353736</text:p>
          </table:table-cell>
          <table:table-cell office:value-type="float" office:value="340029" calcext:value-type="float">
            <text:p>340029</text:p>
          </table:table-cell>
          <table:table-cell office:value-type="float" office:value="13707" calcext:value-type="float">
            <text:p>13707</text:p>
          </table:table-cell>
          <table:table-cell/>
          <table:table-cell office:value-type="float" office:value="170358" calcext:value-type="float">
            <text:p>170358</text:p>
          </table:table-cell>
          <table:table-cell office:value-type="float" office:value="156688" calcext:value-type="float">
            <text:p>156688</text:p>
          </table:table-cell>
          <table:table-cell office:value-type="float" office:value="13670" calcext:value-type="float">
            <text:p>13670</text:p>
          </table:table-cell>
          <table:table-cell/>
          <table:table-cell office:value-type="float" office:value="321480" calcext:value-type="float">
            <text:p>321480</text:p>
          </table:table-cell>
          <table:table-cell office:value-type="float" office:value="296973" calcext:value-type="float">
            <text:p>296973</text:p>
          </table:table-cell>
          <table:table-cell office:value-type="float" office:value="24507" calcext:value-type="float">
            <text:p>24507</text:p>
          </table:table-cell>
          <table:table-cell/>
          <table:table-cell table:formula="of:=[.M31]/([.E31]+[.I31]+[.M31])" office:value-type="percentage" office:value="0.472342147868322" calcext:value-type="percentage">
            <text:p>47.23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358449" calcext:value-type="float">
            <text:p>358449</text:p>
          </table:table-cell>
          <table:table-cell office:value-type="float" office:value="344076" calcext:value-type="float">
            <text:p>344076</text:p>
          </table:table-cell>
          <table:table-cell office:value-type="float" office:value="14373" calcext:value-type="float">
            <text:p>14373</text:p>
          </table:table-cell>
          <table:table-cell/>
          <table:table-cell office:value-type="float" office:value="185221" calcext:value-type="float">
            <text:p>185221</text:p>
          </table:table-cell>
          <table:table-cell office:value-type="float" office:value="170593" calcext:value-type="float">
            <text:p>170593</text:p>
          </table:table-cell>
          <table:table-cell office:value-type="float" office:value="14628" calcext:value-type="float">
            <text:p>14628</text:p>
          </table:table-cell>
          <table:table-cell/>
          <table:table-cell office:value-type="float" office:value="314728" calcext:value-type="float">
            <text:p>314728</text:p>
          </table:table-cell>
          <table:table-cell office:value-type="float" office:value="291182" calcext:value-type="float">
            <text:p>291182</text:p>
          </table:table-cell>
          <table:table-cell office:value-type="float" office:value="23546" calcext:value-type="float">
            <text:p>23546</text:p>
          </table:table-cell>
          <table:table-cell/>
          <table:table-cell table:formula="of:=[.M32]/([.E32]+[.I32]+[.M32])" office:value-type="percentage" office:value="0.448094087198127" calcext:value-type="percentage">
            <text:p>44.81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349009" calcext:value-type="float">
            <text:p>349009</text:p>
          </table:table-cell>
          <table:table-cell office:value-type="float" office:value="334649" calcext:value-type="float">
            <text:p>334649</text:p>
          </table:table-cell>
          <table:table-cell office:value-type="float" office:value="14360" calcext:value-type="float">
            <text:p>14360</text:p>
          </table:table-cell>
          <table:table-cell/>
          <table:table-cell office:value-type="float" office:value="186381" calcext:value-type="float">
            <text:p>186381</text:p>
          </table:table-cell>
          <table:table-cell office:value-type="float" office:value="171547" calcext:value-type="float">
            <text:p>171547</text:p>
          </table:table-cell>
          <table:table-cell office:value-type="float" office:value="14834" calcext:value-type="float">
            <text:p>14834</text:p>
          </table:table-cell>
          <table:table-cell/>
          <table:table-cell office:value-type="float" office:value="323130" calcext:value-type="float">
            <text:p>323130</text:p>
          </table:table-cell>
          <table:table-cell office:value-type="float" office:value="298853" calcext:value-type="float">
            <text:p>298853</text:p>
          </table:table-cell>
          <table:table-cell office:value-type="float" office:value="24277" calcext:value-type="float">
            <text:p>24277</text:p>
          </table:table-cell>
          <table:table-cell/>
          <table:table-cell table:formula="of:=[.M33]/([.E33]+[.I33]+[.M33])" office:value-type="percentage" office:value="0.454021806212713" calcext:value-type="percentage">
            <text:p>45.40%</text:p>
          </table:table-cell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0" office:value-type="percentage" office:value="0.462148125726779" calcext:value-type="percentage">
            <text:p>46.2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0:38:11.197759248</dc:date>
    <meta:editing-duration>PT20M53S</meta:editing-duration>
    <meta:editing-cycles>1</meta:editing-cycles>
    <meta:document-statistic meta:table-count="1" meta:cell-count="394" meta:object-count="0"/>
    <meta:generator>LibreOffice/5.1.6.2$Linux_X86_64 LibreOffice_project/10m0$Build-2</meta:generator>
  </office:meta>
</office:document-meta>
</file>